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orphans="0" fo:widows="0"/>
      <style:text-properties style:font-name="Times New Roman" fo:font-size="11pt" fo:language="pl" fo:country="PL" style:font-size-asian="11pt" style:font-size-complex="11pt"/>
    </style:style>
    <style:style style:name="P4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language="pl" fo:country="PL"/>
    </style:style>
    <style:style style:name="P7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8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9" style:family="paragraph" style:parent-style-name="Standard">
      <style:text-properties fo:language="pl" fo:country="PL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pl" fo:country="PL"/>
    </style:style>
    <style:style style:name="T6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" fo:language="pl" fo:country="PL" fo:font-weight="bold" style:font-weight-asian="bold" style:font-weight-complex="bold"/>
    </style:style>
    <style:style style:name="T8" style:family="text">
      <style:text-properties fo:color="#808080" loext:opacity="100%" style:font-name="Times New Roman" fo:language="pl" fo:country="PL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style:font-name="Symbol" style:font-name-asian="Symbol1" style:font-name-complex="Symbo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office:annotation office:name="__Annotation__4_3509054683" loext:resolved="false"><dc:creator>test</dc:creator><dc:date>2021-03-11T09:13:00</dc:date><meta:creator-initials>t</meta:creator-initials><text:p><text:span text:style-name="T9">[Słownik jest repozytorium wszystkich terminów (składników modeli: wejść, wyjść, obiektów itd.) używanych w projekcie, w szczególności zawiera definicje wszystkich atrybutów użytych w opisach typów obiektów i relacji. Jeżeli uzna się za przydatne, to do budowy słownika można wykorzystać notację BNF.</text:span></text:p><text:p><text:span text:style-name="T9">Elementy składni, które mogą być pomocne (metasymbole): </text:span></text:p><text:p><text:span text:style-name="T9">Symbol</text:span></text:p><text:p><text:span text:style-name="T9">znaczenie</text:span></text:p><text:p><text:span text:style-name="T9">::= lub </text:span><text:span text:style-name="T10"></text:span></text:p><text:p><text:span text:style-name="T9">składa się</text:span></text:p><text:p><text:span text:style-name="T9">+ </text:span></text:p><text:p><text:span text:style-name="T9">(oraz) i</text:span></text:p><text:p><text:span text:style-name="T9">( ) </text:span></text:p><text:p><text:span text:style-name="T9">opcja</text:span></text:p><text:p><text:span text:style-name="T9">{ } </text:span></text:p><text:p><text:span text:style-name="T9">iteracja</text:span></text:p><text:p><text:span text:style-name="T9">[ ] </text:span></text:p><text:p><text:span text:style-name="T9">wybranie jednej z wielu możliwości</text:span></text:p><text:p><text:span text:style-name="T9">| </text:span></text:p><text:p><text:span text:style-name="T9">separator alternatyw w formule [ ]</text:span></text:p><text:p><text:span text:style-name="T9">* * </text:span></text:p><text:p><text:span text:style-name="T9">początek/koniec komentarza</text:span></text:p><text:p><text:span text:style-name="T9">@ </text:span></text:p><text:p><text:span text:style-name="T9">identyfikator (pole kluczowe)</text:span></text:p><text:p/><text:p><text:span text:style-name="T9">Przykład: </text:span><text:span text:style-name="T9"><text:tab/></text:span></text:p><text:p><text:span text:style-name="T9">Wyniki = (x1 + x2) | (z1+z2) </text:span><text:span text:style-name="T9"><text:tab/></text:span></text:p><text:p><text:span text:style-name="T8">Dane = a+b+c</text:span><text:span text:style-name="T8"><text:tab/></text:span></text:p><text:p/></office:annotation><office:annotation-end office:name="__Annotation__4_3509054683"/></text:p>
      <text:p text:style-name="P6">DXHCET – hurtowania zajmująca się produkcją opakowań ekologicznych na kosmetyki.</text:p>
      <text:p text:style-name="P6"/>
      <text:p text:style-name="P6">Prezes – przewodniczący zarządu, główna osoba decyzyjna po stronie hurtowni.</text:p>
      <text:p text:style-name="P6"/>
      <text:p text:style-name="P6">Prezes zarzadu firmy (PZF) - Tomasz Wilmowski</text:p>
      <text:p text:style-name="P6"/>
      <text:p text:style-name="P6">Delegat DXHCET ds. Rozwoju - Jan Smuga</text:p>
      <text:p text:style-name="P6"/>
      <text:p text:style-name="P6">InfSet - Zespół projektowy</text:p>
      <text:p text:style-name="P6"/>
      <text:p text:style-name="P6">LAN (ang. Local area network) – lokalna sieć komputerowa łącząca komputery I urządzenia sieciowe na określonym obszarze.</text:p>
      <text:p text:style-name="P6"/>
      <text:p text:style-name="P6">Wi-Fi – potoczna nazwa bezprzewodowej sieci komputerowej 802.11 dla sieci Wireless LAN</text:p>
      <text:p text:style-name="P6"/>
      <text:p text:style-name="P6">Router – urządzenie służące do łączenia różnych sieci komputerowych.</text:p>
      <text:p text:style-name="P6"/>
      <text:p text:style-name="P6">Sieć komputerowa (sk) – komputery I urządzenia sieciowe połączone ze sobą w sposób umożliwiający przekazywanie informacji I komunikację między nimi.</text:p>
      <text:p text:style-name="P6"/>
      <text:p text:style-name="P6">Metodologia spiralna – model cyklu życia projektu</text:p>
      <text:p text:style-name="P6"/>
      <text:p text:style-name="P6">Freelancer – osoba realizująca projekty na zlecenie, zazwyczaj nie zatrudniona w konkretnej firmie.</text:p>
      <text:p text:style-name="P6"/>
      <text:p text:style-name="P6"><text:bookmark text:name="_GoBack"/>Outsourcing – oddelegowanie części zadań do podmiotów zewnętrznych.</text:p>
      <text:p text:style-name="P6"/>
      <text:p text:style-name="P6">Zespół sieciowy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Tekst_20_dymka_20_Znak" style:display-name="Tekst dymka Znak" style:family="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>
      <style:text-properties style:font-name="PL Bangkok" fo:font-family="'PL Bangkok'" style:font-family-generic="roman" style:font-pitch="variable" fo:language="en" fo:country="GB"/>
    </style:style>
    <style:style style:name="Temat_20_komentarza_20_Znak" style:display-name="Temat komentarza Znak" style:family="text">
      <style:text-properties style:font-name="PL Bangkok" fo:font-family="'PL Bangkok'" style:font-family-generic="roman" style:font-pitch="variable" fo:language="en" fo:country="GB"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Standard">
      <style:paragraph-properties fo:orphans="0" fo:widows="0"/>
      <style:text-properties style:font-name="Times New Roman" fo:font-size="11pt" style:font-size-asian="11pt" style:font-size-complex="11pt"/>
    </style:style>
    <style:style style:name="MP5" style:family="paragraph" style:parent-style-name="Standard">
      <style:paragraph-properties fo:orphans="0" fo:widows="0"/>
      <style:text-properties style:font-name="Times New Roman" fo:font-size="11pt" fo:language="pl" fo:country="PL" style:font-size-asian="11pt" style:font-size-complex="11pt"/>
    </style:style>
    <style:style style:name="MP6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style:font-name="Times New Roman"/>
    </style:style>
    <style:style style:name="MT7" style:family="text">
      <style:text-properties fo:color="#808080" loext:opacity="100%" style:font-name="Times New Roman" fo:language="pl" fo:country="PL"/>
    </style:style>
    <style:style style:name="MT8" style:family="text">
      <style:text-properties style:font-name="Times New Roman" fo:language="pl" fo:country="PL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HURTOWNI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MT4"><text:s/>Dokument: <text:s/></text:span><text:span text:style-name="MT5">PS_03</text:span><text:span text:style-name="MT4"> Słownik terminów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MT4"><text:s/></text:span><text:span text:style-name="MT6">Etap projektu:</text:span><text:span text:style-name="MT7"> </text:span><text:span text:style-name="MT4">organizacyjny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MT4"><text:s/>Faza:</text:span><text:span text:style-name="MT7"> </text:span><text:span text:style-name="MT4">defini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3"><text:span text:style-name="MT4"><text:s/>Zespół/Autor: </text:span><text:span text:style-name="MT8">Wojciech Złomek</text:span><text:span text:style-name="MT4">, Patryk Kaniewski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MT4"><text:s/></text:span><text:span text:style-name="MT6">Zatwierdził: </text:span><text:span text:style-name="MT7">Jan Smug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4"><text:s/>Wersja dokumentu: 1.0</text:p>
            </table:table-cell>
            <table:table-cell table:style-name="Table1.A1" office:value-type="string">
              <text:p text:style-name="MP5"><text:s/>Data: 2021-03-11</text:p>
            </table:table-cell>
            <table:table-cell table:style-name="Table1.A1" table:number-columns-spanned="2" office:value-type="string">
              <text:p text:style-name="MP4"><text:s/>Status: roboczy</text:p>
            </table:table-cell>
            <table:covered-table-cell/>
            <table:table-cell table:style-name="Table1.A1" office:value-type="string">
              <text:p text:style-name="MP6"><text:s/>Strona: <text:page-number text:select-page="current">1</text:page-number><text:s/>z <text:page-count>1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17</meta:editing-cycles>
    <meta:print-date>2007-01-15T02:16:00</meta:print-date>
    <meta:creation-date>2021-02-19T14:34:00</meta:creation-date>
    <dc:date>2021-03-11T11:47:32.805695583</dc:date>
    <meta:editing-duration>PT4H15M41S</meta:editing-duration>
    <meta:generator>LibreOffice/7.1.1.2$Linux_X86_64 LibreOffice_project/10$Build-2</meta:generator>
    <meta:document-statistic meta:table-count="1" meta:image-count="0" meta:object-count="0" meta:page-count="1" meta:paragraph-count="24" meta:word-count="150" meta:character-count="1192" meta:non-whitespace-character-count="1042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.dotm" xlink:href=""/>
  </office:meta>
</office:document-meta>
</file>